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014694" officeooo:paragraph-rsid="00014694"/>
    </style:style>
    <style:style style:name="T1" style:family="text">
      <style:text-properties officeooo:rsid="00033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ъздадох си папка , а в папката има текстов фа<text:span text:style-name="T1">й</text:span>л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3-06-18T13:05:58.414000000</dc:date>
    <meta:editing-duration>PT36S</meta:editing-duration>
    <meta:editing-cycles>2</meta:editing-cycles>
    <meta:document-statistic meta:table-count="0" meta:image-count="0" meta:object-count="0" meta:page-count="1" meta:paragraph-count="1" meta:word-count="10" meta:character-count="49" meta:non-whitespace-character-count="40"/>
  </office:meta>
</office:document-meta>
</file>